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99pt solid #000000"/>
      <style:text-properties fo:color="#ffffff"/>
    </style:style>
    <style:style style:name="ce3" style:family="table-cell" style:parent-style-name="Default">
      <style:table-cell-properties fo:background-color="#000000" fo:border="0.99pt solid #000000"/>
      <style:text-properties fo:color="#ffffff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000000" fo:border="0.99pt solid #000000"/>
      <style:text-properties fo:color="#ffffff"/>
    </style:style>
    <style:style style:name="ce6" style:family="table-cell" style:parent-style-name="Default">
      <style:table-cell-properties fo:background-color="#000000" fo:border="0.99pt solid #000000"/>
      <style:text-properties fo:color="#ffffff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5"/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album_id VARCHAR(22)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duration FLOAT</text:p>
          </table:table-cell>
          <table:table-cell office:value-type="string" calcext:value-type="string">
            <text:p>tempo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danceability FLOAT</text:p>
          </table:table-cell>
          <table:table-cell office:value-type="string" calcext:value-type="string">
            <text:p>energy FLOAT</text:p>
          </table:table-cell>
          <table:table-cell office:value-type="string" calcext:value-type="string">
            <text:p>loudnes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album_id) REFERENCES album(id)</text:p>
          </table:table-cell>
          <table:table-cell office:value-type="string" calcext:value-type="string">
            <text:p>PRIMARY KEY(id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lbum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type VARCHAR(255)</text:p>
          </table:table-cell>
          <table:table-cell office:value-type="string" calcext:value-type="string">
            <text:p>label_id VARCHAR(22)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release_date DATE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label_id) REFERENCES label(id)</text:p>
          </table:table-cell>
          <table:table-cell office:value-type="string" calcext:value-type="string">
            <text:p>PRIMARY KEY(id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t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yl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owner_id VARCHAR(22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owner_id) REFERENCES user(id)</text:p>
          </table:table-cell>
          <table:table-cell office:value-type="string" calcext:value-type="string">
            <text:p>PRIMARY KEY(i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b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6" office:value-type="string" calcext:value-type="string">
            <text:p>follower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nre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deo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channel_id VARCHAR(22)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views FLOAT</text:p>
          </table:table-cell>
          <table:table-cell office:value-type="string" calcext:value-type="string">
            <text:p>likes FLOAT</text:p>
          </table:table-cell>
          <table:table-cell office:value-type="string" calcext:value-type="string">
            <text:p>comments MEDIUMTEXT</text:p>
          </table:table-cell>
          <table:table-cell office:value-type="string" calcext:value-type="string">
            <text:p>songsFound FLOAT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FOREIGN KEY(channel_id) REFERENCES chann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ann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uc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type INT</text:p>
          </table:table-cell>
          <table:table-cell office:value-type="string" calcext:value-type="string">
            <text:p>PRIMARY KEY(id,type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tist2genres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genre_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en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um2artists</text:p>
          </table:table-cell>
          <table:table-cell office:value-type="string" calcext:value-type="string">
            <text:p>album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art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owner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playl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layl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yl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youtube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youtube_id</text:p>
          </table:table-cell>
          <table:table-cell table:style-name="ce6" office:value-type="string" calcext:value-type="string">
            <text:p>track</text:p>
          </table:table-cell>
          <table:table-cell office:value-type="string" calcext:value-type="string">
            <text:p>video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userLibrari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PRIMARY KEY(user_id,product_id,tag_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value VARCHAR(255)</text:p>
          </table:table-cell>
          <table:table-cell office:value-type="string" calcext:value-type="string">
            <text:p>UNIQUE(name,value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ugar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lbum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3"/>
          <table:table-cell table:number-columns-repeated="3" office:value-type="string" calcext:value-type="string">
            <text:p>id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ido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lov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9 8 7 6 5 4 3 2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1 12 13 14 15 16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26:38.741055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04:29.699723614</meta:creation-date>
    <dc:date>2020-10-02T01:49:15.701132562</dc:date>
    <meta:editing-duration>PT8H58M20S</meta:editing-duration>
    <meta:editing-cycles>19</meta:editing-cycles>
    <meta:generator>LibreOffice/6.4.5.2$Linux_X86_64 LibreOffice_project/40$Build-2</meta:generator>
    <meta:document-statistic meta:table-count="1" meta:cell-count="138" meta:object-count="0"/>
  </office:meta>
</office:document-meta>
</file>